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09pt"/>
    </style:style>
    <style:style style:name="co3" style:family="table-column">
      <style:table-column-properties fo:break-before="auto" style:column-width="17.6pt"/>
    </style:style>
    <style:style style:name="co4" style:family="table-column">
      <style:table-column-properties fo:break-before="auto" style:column-width="4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izio</text:p>
          </table:table-cell>
          <table:table-cell office:value-type="string" calcext:value-type="string">
            <text:p>tot fr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3150" calcext:value-type="float">
            <text:p>31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4" calcext:value-type="float">
            <text:p>4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1850" calcext:value-type="float">
            <text:p>18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6" calcext:value-type="float">
            <text:p>6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7" calcext:value-type="float">
            <text:p>7</text:p>
          </table:table-cell>
          <table:table-cell office:value-type="float" office:value="2145" calcext:value-type="float">
            <text:p>2145</text:p>
          </table:table-cell>
          <table:table-cell office:value-type="float" office:value="58" calcext:value-type="float">
            <text:p>58</text:p>
          </table:table-cell>
          <table:table-cell table:formula="of:=[.C10]-[.D10]" office:value-type="float" office:value="2087" calcext:value-type="float">
            <text:p>20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8" calcext:value-type="float">
            <text:p>8</text:p>
          </table:table-cell>
          <table:table-cell office:value-type="float" office:value="595" calcext:value-type="float">
            <text:p>595</text:p>
          </table:table-cell>
          <table:table-cell office:value-type="float" office:value="63" calcext:value-type="float">
            <text:p>63</text:p>
          </table:table-cell>
          <table:table-cell table:formula="of:=[.C11]-[.D11]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9" calcext:value-type="float">
            <text:p>9</text:p>
          </table:table-cell>
          <table:table-cell office:value-type="float" office:value="1065" calcext:value-type="float">
            <text:p>1065</text:p>
          </table:table-cell>
          <table:table-cell office:value-type="float" office:value="75" calcext:value-type="float">
            <text:p>75</text:p>
          </table:table-cell>
          <table:table-cell table:formula="of:=[.C12]-[.D12]"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frame section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50" calcext:value-type="float">
            <text:p>50</text:p>
          </table:table-cell>
          <table:table-cell table:formula="of:=[.C13]-[.D13]" office:value-type="float" office:value="2039" calcext:value-type="float">
            <text:p>203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5]+[.E11]+[.E19]" office:value-type="float" office:value="11032" calcext:value-type="float">
            <text:p>11032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1" calcext:value-type="float">
            <text:p>11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4]+[.E12]+[.E18]" office:value-type="float" office:value="11285" calcext:value-type="float">
            <text:p>1128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2" calcext:value-type="float">
            <text:p>12</text:p>
          </table:table-cell>
          <table:table-cell office:value-type="float" office:value="5600" calcext:value-type="float">
            <text:p>5600</text:p>
          </table:table-cell>
          <table:table-cell office:value-type="float" office:value="470" calcext:value-type="float">
            <text:p>470</text:p>
          </table:table-cell>
          <table:table-cell table:formula="of:=[.C15]-[.D15]" office:value-type="float" office:value="5130" calcext:value-type="float">
            <text:p>51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0]++[.E15]+[.E20]+[.E21]+[.E22]" office:value-type="float" office:value="11645" calcext:value-type="float">
            <text:p>1164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3" calcext:value-type="float">
            <text:p>13</text:p>
          </table:table-cell>
          <table:table-cell office:value-type="float" office:value="8490" calcext:value-type="float">
            <text:p>8490</text:p>
          </table:table-cell>
          <table:table-cell office:value-type="float" office:value="40" calcext:value-type="float">
            <text:p>40</text:p>
          </table:table-cell>
          <table:table-cell table:formula="of:=[.C16]-[.D16]" office:value-type="float" office:value="8450" calcext:value-type="float">
            <text:p>84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9]+[.E13]+[.E6]+[.E16]" office:value-type="float" office:value="12529" calcext:value-type="float">
            <text:p>12529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4" calcext:value-type="float">
            <text:p>14</text:p>
          </table:table-cell>
          <table:table-cell office:value-type="float" office:value="4450" calcext:value-type="float">
            <text:p>4450</text:p>
          </table:table-cell>
          <table:table-cell office:value-type="float" office:value="50" calcext:value-type="float">
            <text:p>50</text:p>
          </table:table-cell>
          <table:table-cell table:formula="of:=[.C17]-[.D17]" office:value-type="float" office:value="4400" calcext:value-type="float">
            <text:p>4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7]+[.E14]+[.E8]+[.E17]" office:value-type="float" office:value="11460" calcext:value-type="float">
            <text:p>11460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15" calcext:value-type="float">
            <text:p>15</text:p>
          </table:table-cell>
          <table:table-cell office:value-type="float" office:value="7145" calcext:value-type="float">
            <text:p>7145</text:p>
          </table:table-cell>
          <table:table-cell office:value-type="float" office:value="0" calcext:value-type="float">
            <text:p>0</text:p>
          </table:table-cell>
          <table:table-cell table:formula="of:=[.C18]-[.D18]" office:value-type="float" office:value="7145" calcext:value-type="float">
            <text:p>71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6" calcext:value-type="float">
            <text:p>16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7" calcext:value-type="float">
            <text:p>1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8" calcext:value-type="float">
            <text:p>18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formula="of:=[.C21]-[.D21]"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9" calcext:value-type="float">
            <text:p>19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table:formula="of:=[.C22]-[.D22]" office:value-type="float" office:value="1728" calcext:value-type="float">
            <text:p>17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formula="of:=[.C23]-[.D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[.C24]-[.D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formula="of:=[.C25]-[.D25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 style:data-style-name="N2" text:time-value="18:58:34.650937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1:40:24.282205443</meta:creation-date>
    <dc:date>2018-06-09T19:19:29.344515098</dc:date>
    <meta:editing-duration>PT35M55S</meta:editing-duration>
    <meta:editing-cycles>9</meta:editing-cycles>
    <meta:generator>LibreOffice/5.1.6.2$Linux_X86_64 LibreOffice_project/10m0$Build-2</meta:generator>
    <meta:document-statistic meta:table-count="1" meta:cell-count="137" meta:object-count="0"/>
  </office:meta>
</office:document-meta>
</file>